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0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0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2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1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0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0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1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8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16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0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1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1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16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0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2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29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1-01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06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1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1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0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3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19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2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09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26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3-01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1325" calcext:value-type="float">
            <text:p>6.79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677987096774" calcext:value-type="float">
            <text:p>6.7067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870606451613" calcext:value-type="float">
            <text:p>6.5587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79424" calcext:value-type="float">
            <text:p>6.44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85496774194" calcext:value-type="float">
            <text:p>6.3858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4676" calcext:value-type="float">
            <text:p>6.42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905883870968" calcext:value-type="float">
            <text:p>6.5790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145909677419" calcext:value-type="float">
            <text:p>6.5614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8224" calcext:value-type="float">
            <text:p>6.63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04903225807" calcext:value-type="float">
            <text:p>6.5620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446344827586" calcext:value-type="float">
            <text:p>6.41446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018709677419" calcext:value-type="float">
            <text:p>6.290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67089655172" calcext:value-type="float">
            <text:p>6.20867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771075" calcext:value-type="float">
            <text:p>6.0677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20903225807" calcext:value-type="float">
            <text:p>5.9372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906580645161" calcext:value-type="float">
            <text:p>5.7990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760675" calcext:value-type="float">
            <text:p>5.9976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5644" calcext:value-type="float">
            <text:p>6.2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8664" calcext:value-type="float">
            <text:p>6.3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173625" calcext:value-type="float">
            <text:p>6.2717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6488" calcext:value-type="float">
            <text:p>6.1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332675" calcext:value-type="float">
            <text:p>6.0433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34514285714" calcext:value-type="float">
            <text:p>5.9183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02133333333" calcext:value-type="float">
            <text:p>5.9280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83911111111" calcext:value-type="float">
            <text:p>6.09283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33367741936" calcext:value-type="float">
            <text:p>6.1233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56464516129" calcext:value-type="float">
            <text:p>5.9925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81824" calcext:value-type="float">
            <text:p>5.82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78235294118" calcext:value-type="float">
            <text:p>5.833782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221187096774" calcext:value-type="float">
            <text:p>5.9722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029729032258" calcext:value-type="float">
            <text:p>6.0902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17135483871" calcext:value-type="float">
            <text:p>6.3731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12903225806" calcext:value-type="float">
            <text:p>6.4401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330425806452" calcext:value-type="float">
            <text:p>6.4533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473434482759" calcext:value-type="float">
            <text:p>6.37473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895509677419" calcext:value-type="float">
            <text:p>6.3389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205" calcext:value-type="float">
            <text:p>6.212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42752" calcext:value-type="float">
            <text:p>6.1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9905" calcext:value-type="float">
            <text:p>6.0199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4904" calcext:value-type="float">
            <text:p>6.26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098" calcext:value-type="float">
            <text:p>6.880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15870967742" calcext:value-type="float">
            <text:p>7.0831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041109677419" calcext:value-type="float">
            <text:p>7.3204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489909677419" calcext:value-type="float">
            <text:p>7.4148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513058064516" calcext:value-type="float">
            <text:p>7.3251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27587096774" calcext:value-type="float">
            <text:p>7.2462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625324137931" calcext:value-type="float">
            <text:p>7.17625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39638709677" calcext:value-type="float">
            <text:p>7.1043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1261" calcext:value-type="float">
            <text:p>7.041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74944" calcext:value-type="float">
            <text:p>6.9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187" calcext:value-type="float">
            <text:p>6.8301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107690322581" calcext:value-type="float">
            <text:p>6.8710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0207" calcext:value-type="float">
            <text:p>6.990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761806451613" calcext:value-type="float">
            <text:p>6.997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275406451613" calcext:value-type="float">
            <text:p>6.9427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70322580645" calcext:value-type="float">
            <text:p>6.9047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47896774194" calcext:value-type="float">
            <text:p>6.8064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883975" calcext:value-type="float">
            <text:p>6.7188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070565517241" calcext:value-type="float">
            <text:p>6.67070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561627586207" calcext:value-type="float">
            <text:p>6.62561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42872" calcext:value-type="float">
            <text:p>6.51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035" calcext:value-type="float">
            <text:p>6.376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475019354839" calcext:value-type="float">
            <text:p>6.4447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89625806452" calcext:value-type="float">
            <text:p>6.6178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8515" calcext:value-type="float">
            <text:p>6.8128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148" calcext:value-type="float">
            <text:p>6.7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90215" calcext:value-type="float">
            <text:p>6.6490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11835" calcext:value-type="float">
            <text:p>6.4211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27" calcext:value-type="float">
            <text:p>6.3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23375" calcext:value-type="float">
            <text:p>6.4422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27125" calcext:value-type="float">
            <text:p>6.462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399251612903" calcext:value-type="float">
            <text:p>6.4539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61265" calcext:value-type="float">
            <text:p>6.3461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392903225806" calcext:value-type="float">
            <text:p>6.3639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70761290323" calcext:value-type="float">
            <text:p>6.3007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736475" calcext:value-type="float">
            <text:p>6.3473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77416" calcext:value-type="float">
            <text:p>6.51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311329032258" calcext:value-type="float">
            <text:p>6.5231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124516129032" calcext:value-type="float">
            <text:p>6.5212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543" calcext:value-type="float">
            <text:p>6.630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220634482759" calcext:value-type="float">
            <text:p>6.72220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09406896552" calcext:value-type="float">
            <text:p>6.79609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90465" calcext:value-type="float">
            <text:p>6.8490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5368" calcext:value-type="float">
            <text:p>6.8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271" calcext:value-type="float">
            <text:p>6.7402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873470967742" calcext:value-type="float">
            <text:p>6.7387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16495483871" calcext:value-type="float">
            <text:p>6.831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831325" calcext:value-type="float">
            <text:p>7.0783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328" calcext:value-type="float">
            <text:p>7.3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6442" calcext:value-type="float">
            <text:p>7.346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19336" calcext:value-type="float">
            <text:p>7.29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337213793104" calcext:value-type="float">
            <text:p>7.06337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59145" calcext:value-type="float">
            <text:p>6.9359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1518" calcext:value-type="float">
            <text:p>6.811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659483870968" calcext:value-type="float">
            <text:p>6.6765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82175" calcext:value-type="float">
            <text:p>6.5748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838787096774" calcext:value-type="float">
            <text:p>6.6183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836975" calcext:value-type="float">
            <text:p>6.7683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5872" calcext:value-type="float">
            <text:p>6.88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53928" calcext:value-type="float">
            <text:p>7.43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75251612903" calcext:value-type="float">
            <text:p>7.581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55767741936" calcext:value-type="float">
            <text:p>7.5345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26144516129" calcext:value-type="float">
            <text:p>7.472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3232" calcext:value-type="float">
            <text:p>7.43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691767741936" calcext:value-type="float">
            <text:p>7.3669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34731034483" calcext:value-type="float">
            <text:p>7.11434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54975" calcext:value-type="float">
            <text:p>7.0655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972" calcext:value-type="float">
            <text:p>7.14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273" calcext:value-type="float">
            <text:p>7.13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624129032258" calcext:value-type="float">
            <text:p>7.1662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72129032258" calcext:value-type="float">
            <text:p>7.1967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273" calcext:value-type="float">
            <text:p>7.13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266709677419" calcext:value-type="float">
            <text:p>7.0826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650225" calcext:value-type="float">
            <text:p>7.0665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934114285714" calcext:value-type="float">
            <text:p>7.0293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859025" calcext:value-type="float">
            <text:p>7.0085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89522580645" calcext:value-type="float">
            <text:p>6.9168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570525" calcext:value-type="float">
            <text:p>6.7857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63545" calcext:value-type="float">
            <text:p>6.6463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91896774194" calcext:value-type="float">
            <text:p>6.5169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098" calcext:value-type="float">
            <text:p>6.499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901" calcext:value-type="float">
            <text:p>6.4469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19855483871" calcext:value-type="float">
            <text:p>6.471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42215" calcext:value-type="float">
            <text:p>6.344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353006451613" calcext:value-type="float">
            <text:p>6.2935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982036363636" calcext:value-type="float">
            <text:p>6.45982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86971428572" calcext:value-type="float">
            <text:p>6.74086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75938461539" calcext:value-type="float">
            <text:p>6.925759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54909090909" calcext:value-type="float">
            <text:p>6.87554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388675" calcext:value-type="float">
            <text:p>6.7138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0552" calcext:value-type="float">
            <text:p>6.6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3695" calcext:value-type="float">
            <text:p>6.7663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840490322581" calcext:value-type="float">
            <text:p>6.8284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7935483871" calcext:value-type="float">
            <text:p>6.840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503251612903" calcext:value-type="float">
            <text:p>7.1550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037083870968" calcext:value-type="float">
            <text:p>7.1703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63455483871" calcext:value-type="float">
            <text:p>7.066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977048275862" calcext:value-type="float">
            <text:p>6.93977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994916129032" calcext:value-type="float">
            <text:p>6.8199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4833" calcext:value-type="float">
            <text:p>6.664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0241" calcext:value-type="float">
            <text:p>6.500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0508" calcext:value-type="float">
            <text:p>6.3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26864516129" calcext:value-type="float">
            <text:p>6.291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856275" calcext:value-type="float">
            <text:p>6.7885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665212903226" calcext:value-type="float">
            <text:p>7.0366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4504" calcext:value-type="float">
            <text:p>7.08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62415483871" calcext:value-type="float">
            <text:p>6.996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22914285714" calcext:value-type="float">
            <text:p>6.8952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773" calcext:value-type="float">
            <text:p>6.946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53489655173" calcext:value-type="float">
            <text:p>7.025534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245818181818" calcext:value-type="float">
            <text:p>6.85245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13632" calcext:value-type="float">
            <text:p>6.74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74725" calcext:value-type="float">
            <text:p>6.7407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9656" calcext:value-type="float">
            <text:p>6.8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487425" calcext:value-type="float">
            <text:p>6.9948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775175" calcext:value-type="float">
            <text:p>7.1577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88376" calcext:value-type="float">
            <text:p>7.15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266" calcext:value-type="float">
            <text:p>7.081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07608" calcext:value-type="float">
            <text:p>6.95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62325" calcext:value-type="float">
            <text:p>6.8916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29742857143" calcext:value-type="float">
            <text:p>6.8972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341672727273" calcext:value-type="float">
            <text:p>7.06341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40232258065" calcext:value-type="float">
            <text:p>7.0044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758348387097" calcext:value-type="float">
            <text:p>6.9175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158606451613" calcext:value-type="float">
            <text:p>6.7415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653109677419" calcext:value-type="float">
            <text:p>6.7565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02925" calcext:value-type="float">
            <text:p>6.7110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7072" calcext:value-type="float">
            <text:p>6.69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1394" calcext:value-type="float">
            <text:p>6.581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7936" calcext:value-type="float">
            <text:p>6.42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27865" calcext:value-type="float">
            <text:p>6.2927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066" calcext:value-type="float">
            <text:p>6.243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21325" calcext:value-type="float">
            <text:p>6.2782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21035" calcext:value-type="float">
            <text:p>6.162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978838709677" calcext:value-type="float">
            <text:p>6.0497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211" calcext:value-type="float">
            <text:p>5.879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01968" calcext:value-type="float">
            <text:p>5.74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96635" calcext:value-type="float">
            <text:p>5.6896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68696774194" calcext:value-type="float">
            <text:p>5.803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342092307692" calcext:value-type="float">
            <text:p>6.09342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1605" calcext:value-type="float">
            <text:p>6.2371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3952" calcext:value-type="float">
            <text:p>6.23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279525" calcext:value-type="float">
            <text:p>6.3627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85228571429" calcext:value-type="float">
            <text:p>6.2748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58095" calcext:value-type="float">
            <text:p>6.095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67870967742" calcext:value-type="float">
            <text:p>5.9096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293522580645" calcext:value-type="float">
            <text:p>5.7129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21975" calcext:value-type="float">
            <text:p>5.5682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1472" calcext:value-type="float">
            <text:p>6.15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0455" calcext:value-type="float">
            <text:p>6.8410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45625806452" calcext:value-type="float">
            <text:p>6.9074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63896774194" calcext:value-type="float">
            <text:p>6.9436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06761290323" calcext:value-type="float">
            <text:p>6.8950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326322580645" calcext:value-type="float">
            <text:p>6.8132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059122580645" calcext:value-type="float">
            <text:p>6.7705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434477419355" calcext:value-type="float">
            <text:p>6.8143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893135483871" calcext:value-type="float">
            <text:p>6.738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3111" calcext:value-type="float">
            <text:p>6.603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25728" calcext:value-type="float">
            <text:p>6.46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70690909091" calcext:value-type="float">
            <text:p>6.34870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22456" calcext:value-type="float">
            <text:p>6.2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26064516129" calcext:value-type="float">
            <text:p>6.227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085780645161" calcext:value-type="float">
            <text:p>6.4208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44064" calcext:value-type="float">
            <text:p>6.6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143019354839" calcext:value-type="float">
            <text:p>6.5514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6456" calcext:value-type="float">
            <text:p>6.3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303819354839" calcext:value-type="float">
            <text:p>6.4630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814828571429" calcext:value-type="float">
            <text:p>6.73814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75664516129" calcext:value-type="float">
            <text:p>6.707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200232258064" calcext:value-type="float">
            <text:p>6.8520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3984" calcext:value-type="float">
            <text:p>6.79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97295483871" calcext:value-type="float">
            <text:p>6.7097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50792" calcext:value-type="float">
            <text:p>6.75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67752" calcext:value-type="float">
            <text:p>7.11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24884210526" calcext:value-type="float">
            <text:p>7.425248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31548" calcext:value-type="float">
            <text:p>7.563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413142857143" calcext:value-type="float">
            <text:p>7.4741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046485714286" calcext:value-type="float">
            <text:p>7.42046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5124" calcext:value-type="float">
            <text:p>5.9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6308" calcext:value-type="float">
            <text:p>7.0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6916" calcext:value-type="float">
            <text:p>6.5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20432" calcext:value-type="float">
            <text:p>7.10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909858064516" calcext:value-type="float">
            <text:p>7.0690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695870967742" calcext:value-type="float">
            <text:p>7.0069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64" calcext:value-type="float">
            <text:p>6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846375" calcext:value-type="float">
            <text:p>6.7584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30856" calcext:value-type="float">
            <text:p>6.60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97935483871" calcext:value-type="float">
            <text:p>6.45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28942857143" calcext:value-type="float">
            <text:p>6.45228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760722580645" calcext:value-type="float">
            <text:p>6.5176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867690322581" calcext:value-type="float">
            <text:p>6.7186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6336" calcext:value-type="float">
            <text:p>6.6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195070967742" calcext:value-type="float">
            <text:p>6.5619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56384" calcext:value-type="float">
            <text:p>6.5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447819354839" calcext:value-type="float">
            <text:p>6.5544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40774193548" calcext:value-type="float">
            <text:p>6.4824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8072" calcext:value-type="float">
            <text:p>6.6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160877419355" calcext:value-type="float">
            <text:p>7.0216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19136" calcext:value-type="float">
            <text:p>7.13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067174193549" calcext:value-type="float">
            <text:p>7.07067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25903448276" calcext:value-type="float">
            <text:p>6.99925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11380645161" calcext:value-type="float">
            <text:p>6.9451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68129032258" calcext:value-type="float">
            <text:p>6.8766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15688" calcext:value-type="float">
            <text:p>6.81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71896774194" calcext:value-type="float">
            <text:p>6.8217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55668965517" calcext:value-type="float">
            <text:p>6.97655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76129032258" calcext:value-type="float">
            <text:p>7.135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142916129032" calcext:value-type="float">
            <text:p>7.2314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7064" calcext:value-type="float">
            <text:p>7.22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784335483871" calcext:value-type="float">
            <text:p>7.1778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3968" calcext:value-type="float">
            <text:p>7.08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84335483871" calcext:value-type="float">
            <text:p>7.008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07971428572" calcext:value-type="float">
            <text:p>6.89707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85032258065" calcext:value-type="float">
            <text:p>6.7788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451277419355" calcext:value-type="float">
            <text:p>6.6345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52728" calcext:value-type="float">
            <text:p>6.47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04825806452" calcext:value-type="float">
            <text:p>6.3100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77296" calcext:value-type="float">
            <text:p>6.16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78296774194" calcext:value-type="float">
            <text:p>6.1907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534012903226" calcext:value-type="float">
            <text:p>6.445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07656" calcext:value-type="float">
            <text:p>7.09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085677419355" calcext:value-type="float">
            <text:p>7.100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0024" calcext:value-type="float">
            <text:p>7.05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95690322581" calcext:value-type="float">
            <text:p>7.0539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31485714286" calcext:value-type="float">
            <text:p>6.9823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67896774194" calcext:value-type="float">
            <text:p>6.8826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42742857143" calcext:value-type="float">
            <text:p>6.7944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1536" calcext:value-type="float">
            <text:p>6.7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789571428571" calcext:value-type="float">
            <text:p>6.5678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5024" calcext:value-type="float">
            <text:p>6.48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88825806452" calcext:value-type="float">
            <text:p>6.5538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158038709678" calcext:value-type="float">
            <text:p>6.67158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8376" calcext:value-type="float">
            <text:p>6.65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303225806452" calcext:value-type="float">
            <text:p>6.563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5168" calcext:value-type="float">
            <text:p>6.52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50296774193" calcext:value-type="float">
            <text:p>6.61750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750485714286" calcext:value-type="float">
            <text:p>6.59750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95096774194" calcext:value-type="float">
            <text:p>6.7729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38348387097" calcext:value-type="float">
            <text:p>6.8413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6504" calcext:value-type="float">
            <text:p>6.8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76361290323" calcext:value-type="float">
            <text:p>6.7487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27984" calcext:value-type="float">
            <text:p>6.6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859019354839" calcext:value-type="float">
            <text:p>6.6885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670477419355" calcext:value-type="float">
            <text:p>6.6467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2128" calcext:value-type="float">
            <text:p>6.63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57935483871" calcext:value-type="float">
            <text:p>6.5895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78432" calcext:value-type="float">
            <text:p>6.5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33109677419" calcext:value-type="float">
            <text:p>6.6803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41710344828" calcext:value-type="float">
            <text:p>6.68741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45832258065" calcext:value-type="float">
            <text:p>6.6904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678580645161" calcext:value-type="float">
            <text:p>6.6067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58848" calcext:value-type="float">
            <text:p>6.5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860206451613" calcext:value-type="float">
            <text:p>6.4886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1036" calcext:value-type="float">
            <text:p>6.51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45729032258" calcext:value-type="float">
            <text:p>6.6084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27085714286" calcext:value-type="float">
            <text:p>6.6302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5608" calcext:value-type="float">
            <text:p>6.5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92176" calcext:value-type="float">
            <text:p>6.3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5856" calcext:value-type="float">
            <text:p>6.2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605187096774" calcext:value-type="float">
            <text:p>6.2160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70914285714" calcext:value-type="float">
            <text:p>6.16370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557187096774" calcext:value-type="float">
            <text:p>6.1855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314296774193" calcext:value-type="float">
            <text:p>6.0231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86752" calcext:value-type="float">
            <text:p>5.80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72384516129" calcext:value-type="float">
            <text:p>5.6072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34816" calcext:value-type="float">
            <text:p>5.4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676412903226" calcext:value-type="float">
            <text:p>5.646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25032258065" calcext:value-type="float">
            <text:p>5.7882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9688" calcext:value-type="float">
            <text:p>5.6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087070967742" calcext:value-type="float">
            <text:p>5.5408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35832" calcext:value-type="float">
            <text:p>5.45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57909677419" calcext:value-type="float">
            <text:p>5.6165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56314285714" calcext:value-type="float">
            <text:p>5.75756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363458064516" calcext:value-type="float">
            <text:p>6.023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89290322581" calcext:value-type="float">
            <text:p>6.160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0256" calcext:value-type="float">
            <text:p>6.12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58296774194" calcext:value-type="float">
            <text:p>6.1145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23448" calcext:value-type="float">
            <text:p>6.16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103148387097" calcext:value-type="float">
            <text:p>6.3110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55896774194" calcext:value-type="float">
            <text:p>6.3035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81208" calcext:value-type="float">
            <text:p>6.1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584387096774" calcext:value-type="float">
            <text:p>6.0758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07296" calcext:value-type="float">
            <text:p>6.04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39342857143" calcext:value-type="float">
            <text:p>6.1413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936619354839" calcext:value-type="float">
            <text:p>6.0393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1100082010003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54" meta:object-count="0"/>
    <meta:user-defined meta:name="AppVersion">3.0</meta:user-defined>
  </office:meta>
</office:document-meta>
</file>